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4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H. Salom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31 October 1847</text:p>
      <text:p text:style-name="P2">Month<text:tab/><text:tab/><text:tab/><text:tab/><text:tab/><text:tab/>October</text:p>
      <text:p text:style-name="P2">Year<text:tab/><text:tab/><text:tab/><text:tab/><text:tab/><text:tab/>1847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Orphan House/</text:p>
      <text:p text:style-name="P4"><text:span text:style-name="T1">31</text:span><text:span text:style-name="T2">st</text:span><text:span text:style-name="T1">. October 1847./</text:span></text:p>
      <text:p text:style-name="P2">Sir/</text:p>
      <text:p text:style-name="P2"><text:tab/>I beg to annex copy of a/ Resolution passd[sic] unanimously at the General/ meeting of the Orphan Society this day--/</text:p>
      <text:p text:style-name="P2"><text:tab/>I am Sir/</text:p>
      <text:p text:style-name="P2"><text:tab/><text:tab/>Your Obd. Servt/</text:p>
      <text:p text:style-name="P2"><text:tab/><text:tab/>A. H. Salom/</text:p>
      <text:p text:style-name="P2"><text:tab/><text:tab/><text:tab/>Secretary/</text:p>
      <text:p text:style-name="P2"/>
      <text:p text:style-name="P2">Mr. S. Morais--/</text:p>
      <text:p text:style-name="P2"/>
      <text:p text:style-name="P2">[Page 2]</text:p>
      <text:p text:style-name="P3">Copy--/</text:p>
      <text:p text:style-name="P2"><text:tab/>Resolved unanimously that the Thanks/ of this meeting be given to Mr. S. Morais for/ the great attention paid to the Education of/ the boys under his care in the Orphan/ Society/</text:p>
      <text:p text:style-name="P2"/>
      <text:p text:style-name="P2"><text:tab/>General Meeting/</text:p>
      <text:p text:style-name="P2"><text:tab/><text:tab/>Hesvan 5608/</text:p>
      <text:p text:style-name="P2"><text:tab/><text:tab/>Octr. 1847--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16T11:11:01</meta:creation-date>
    <dc:date>2009-04-16T11:55:55</dc:date>
    <dc:language>en-US</dc:language>
    <meta:editing-cycles>2</meta:editing-cycles>
    <meta:editing-duration>PT11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243" meta:character-count="1725"/>
  </office:meta>
</office:document-meta>
</file>